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0080" officeooo:paragraph-rsid="0003008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30080" officeooo:paragraph-rsid="00030080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text-properties fo:font-size="16pt" fo:font-weight="normal" officeooo:rsid="00030080" officeooo:paragraph-rsid="00030080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30080" officeooo:paragraph-rsid="00030080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text-properties fo:font-size="16pt" fo:font-weight="normal" officeooo:rsid="00030080" officeooo:paragraph-rsid="00030080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text-properties fo:font-size="16pt" fo:font-weight="normal" officeooo:rsid="00030080" officeooo:paragraph-rsid="00031fa6" style:font-size-asian="16pt" style:font-weight-asian="normal" style:font-size-complex="16pt" style:font-weight-complex="normal"/>
    </style:style>
    <style:style style:name="P7" style:family="paragraph" style:parent-style-name="Standard" style:list-style-name="L3">
      <style:text-properties fo:font-size="16pt" fo:font-weight="normal" officeooo:rsid="00030080" officeooo:paragraph-rsid="00031fa6" style:font-size-asian="16pt" style:font-weight-asian="normal" style:font-size-complex="16pt" style:font-weight-complex="normal"/>
    </style:style>
    <style:style style:name="P8" style:family="paragraph" style:parent-style-name="Standard" style:list-style-name="L2">
      <style:text-properties fo:font-size="16pt" fo:font-weight="normal" officeooo:rsid="00031fa6" officeooo:paragraph-rsid="00031fa6" style:font-size-asian="16pt" style:font-weight-asian="normal" style:font-size-complex="16pt" style:font-weight-complex="normal"/>
    </style:style>
    <style:style style:name="P9" style:family="paragraph" style:parent-style-name="Standard" style:list-style-name="L3">
      <style:text-properties fo:font-size="16pt" fo:font-weight="normal" officeooo:rsid="00031fa6" officeooo:paragraph-rsid="00031fa6" style:font-size-asian="16pt" style:font-weight-asian="normal" style:font-size-complex="16pt" style:font-weight-complex="normal"/>
    </style:style>
    <style:style style:name="P10" style:family="paragraph" style:parent-style-name="Standard" style:list-style-name="L3">
      <style:text-properties fo:font-size="16pt" fo:font-weight="normal" officeooo:rsid="00051e9a" officeooo:paragraph-rsid="00051e9a" style:font-size-asian="16pt" style:font-weight-asian="normal" style:font-size-complex="16pt" style:font-weight-complex="normal"/>
    </style:style>
    <style:style style:name="P11" style:family="paragraph" style:parent-style-name="Standard" style:list-style-name="L2">
      <style:text-properties officeooo:paragraph-rsid="00030080"/>
    </style:style>
    <style:style style:name="T1" style:family="text">
      <style:text-properties fo:font-size="16pt" fo:font-weight="normal" officeooo:rsid="00030080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051e9a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031fa6" style:font-size-asian="16pt" style:font-weight-asian="normal" style:font-size-complex="16pt" style:font-weight-complex="normal"/>
    </style:style>
    <style:style style:name="T4" style:family="text">
      <style:text-properties officeooo:rsid="00031fa6"/>
    </style:style>
    <style:style style:name="T5" style:family="text">
      <style:text-properties officeooo:rsid="00051e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zi dei sottosistemi</text:p>
      <text:p text:style-name="P2">Utente non registrato:</text:p>
      <text:list xml:id="list4006531034" text:style-name="L1">
        <text:list-item>
          <text:p text:style-name="P3">Gestione <text:span text:style-name="T5">utente</text:span>: l’utente non registrato può effettuare la registrazione al sistema inserendo le proprie credenziali</text:p>
        </text:list-item>
        <text:list-item>
          <text:p text:style-name="P3"><text:bookmark-start text:name="__DdeLink__248_2446484092"/>Gestione <text:span text:style-name="T5">c</text:span>ontenuto: l’utente non registrato può ricercare e visualizzare le informazioni relative ai contenuti presenti<text:bookmark-end text:name="__DdeLink__248_2446484092"/></text:p>
        </text:list-item>
      </text:list>
      <text:p text:style-name="P2"/>
      <text:p text:style-name="P2">Utente registrato:</text:p>
      <text:list xml:id="list1289813500" text:style-name="L2">
        <text:list-item>
          <text:p text:style-name="P11"><text:span text:style-name="T1">Gestione u</text:span><text:span text:style-name="T2">tente</text:span><text:span text:style-name="T1">: </text:span><text:bookmark-start text:name="__DdeLink__250_2446484092"/><text:span text:style-name="T1">l’utente </text:span><text:span text:style-name="T3">registrato</text:span><text:span text:style-name="T1"> può effettuare l’accesso al sistema utilizzando le proprie credenziali. Può anche visualizzare le proprie informazioni personali</text:span><text:bookmark-end text:name="__DdeLink__250_2446484092"/></text:p>
        </text:list-item>
        <text:list-item>
          <text:p text:style-name="P5"><text:bookmark-start text:name="__DdeLink__252_2446484092"/>Gestione <text:span text:style-name="T5">c</text:span>ontenuto: l’utente <text:bookmark-start text:name="__DdeLink__258_2446484092"/><text:span text:style-name="T4">registrato</text:span><text:bookmark-end text:name="__DdeLink__258_2446484092"/> può ricercare e visualizzare le informazioni relative ai contenuti presenti<text:bookmark-end text:name="__DdeLink__252_2446484092"/></text:p>
        </text:list-item>
        <text:list-item>
          <text:p text:style-name="P6"><text:bookmark-start text:name="__DdeLink__254_2446484092"/>Gestione recensione: l’utente <text:span text:style-name="T4">registrato </text:span>può recensire un contenuto presente nel sistema<text:bookmark-end text:name="__DdeLink__254_2446484092"/></text:p>
        </text:list-item>
        <text:list-item>
          <text:p text:style-name="P8"><text:bookmark-start text:name="__DdeLink__256_2446484092"/>Gestione lista: l’utente registrato può creare una lista di contenuti personalizzata. Può aggiungere e rimuovere contenuti dalla lista.<text:bookmark-end text:name="__DdeLink__256_2446484092"/></text:p>
        </text:list-item>
      </text:list>
      <text:p text:style-name="P2"/>
      <text:p text:style-name="P2">Utente admin:</text:p>
      <text:list xml:id="list3809272590" text:style-name="L3">
        <text:list-item>
          <text:p text:style-name="P7">Gestione account: l’utente <text:span text:style-name="T4">admin</text:span> può effettuare l’accesso al sistema utilizzando le proprie credenziali. Può anche visualizzare le proprie informazioni personali</text:p>
        </text:list-item>
        <text:list-item>
          <text:p text:style-name="P7">Gestione <text:span text:style-name="T5">c</text:span>ontenuto: l’utente può ricercare e visualizzare le informazioni relative ai contenuti presenti. </text:p>
        </text:list-item>
        <text:list-item>
          <text:p text:style-name="P10">Gestione amministratore: l’utente admin può aggiungere un nuovo contenuto al sistema e rimuovere una recensione di un utente registrato</text:p>
        </text:list-item>
        <text:list-item>
          <text:p text:style-name="P7">Gestione recensione: l’utente può recensire un contenuto presente nel sistema.</text:p>
        </text:list-item>
        <text:list-item>
          <text:p text:style-name="P9">Gestione lista: l’utente può creare una lista di contenuti personalizzata. Può aggiungere e rimuovere contenuti dalla lista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1-30T02:16:36.785228624</meta:creation-date>
    <dc:date>2021-12-01T18:33:20.371954467</dc:date>
    <meta:editing-duration>PT7H2M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5" meta:word-count="193" meta:character-count="1430" meta:non-whitespace-character-count="1262"/>
  </office:meta>
</office:document-meta>
</file>